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cm" svg:height="5cm" svg:x="14.626cm" svg:y="0cm">
            <draw:object draw:notify-on-update-of-ranges="Sheet1.A3:Sheet1.A9 Sheet1.B2:Sheet1.B2 Sheet1.B3:Sheet1.B9 Sheet1.C2:Sheet1.C2 Sheet1.C3:Sheet1.C9 Sheet1.D2:Sheet1.D2 Sheet1.D3:Sheet1.D9 Sheet1.E2:Sheet1.E2 Sheet1.E3:Sheet1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cm" svg:height="5cm" svg:x="14.49cm" svg:y="5.91cm">
            <draw:object draw:notify-on-update-of-ranges="Sheet1.A19:Sheet1.A21 Sheet1.B18:Sheet1.B18 Sheet1.B19:Sheet1.B21 Sheet1.C18:Sheet1.C18 Sheet1.C19:Sheet1.C21 Sheet1.D18:Sheet1.D18 Sheet1.D19:Sheet1.D21 Sheet1.E18:Sheet1.E18 Sheet1.E19:Sheet1.E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cm" svg:height="5cm" svg:x="14.929cm" svg:y="17.623cm">
            <draw:object draw:notify-on-update-of-ranges="Sheet1.A42:Sheet1.A44 Sheet1.B41:Sheet1.B41 Sheet1.B42:Sheet1.B44 Sheet1.C41:Sheet1.C41 Sheet1.C42:Sheet1.C44 Sheet1.D41:Sheet1.D41 Sheet1.D42:Sheet1.D44 Sheet1.E41:Sheet1.E41 Sheet1.E42:Sheet1.E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cm" svg:height="5cm" svg:x="14.901cm" svg:y="22.883cm">
            <draw:object draw:notify-on-update-of-ranges="Sheet1.A54:Sheet1.A56 Sheet1.B53:Sheet1.B53 Sheet1.B54:Sheet1.B56 Sheet1.C53:Sheet1.C53 Sheet1.C54:Sheet1.C56 Sheet1.D53:Sheet1.D53 Sheet1.D54:Sheet1.D56 Sheet1.E53:Sheet1.E53 Sheet1.E54:Sheet1.E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cm" svg:height="5cm" svg:x="14.762cm" svg:y="47.937cm">
            <draw:object draw:notify-on-update-of-ranges="Sheet1.B107:Sheet1.D108 Sheet1.A109:Sheet1.A109 Sheet1.B109:Sheet1.D109 Sheet1.A110:Sheet1.A110 Sheet1.B110:Sheet1.D110 Sheet1.A111:Sheet1.A111 Sheet1.B111:Sheet1.D111 Sheet1.A112:Sheet1.A112 Sheet1.B112:Sheet1.D1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cm" svg:height="5cm" svg:x="14.874cm" svg:y="28.334cm">
            <draw:object draw:notify-on-update-of-ranges="Sheet1.A65:Sheet1.A67 Sheet1.B64:Sheet1.B64 Sheet1.B65:Sheet1.B67 Sheet1.C64:Sheet1.C64 Sheet1.C65:Sheet1.C67 Sheet1.D64:Sheet1.D64 Sheet1.D65:Sheet1.D67 Sheet1.E64:Sheet1.E64 Sheet1.E65:Sheet1.E6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cm" svg:height="5cm" svg:x="14.405cm" svg:y="11.734cm">
            <draw:object draw:notify-on-update-of-ranges="Sheet1.A30:Sheet1.A32 Sheet1.B28:Sheet1.B29 Sheet1.B30:Sheet1.B32 Sheet1.C28:Sheet1.C29 Sheet1.C30:Sheet1.C32 Sheet1.D28:Sheet1.D29 Sheet1.D30:Sheet1.D32 Sheet1.E28:Sheet1.E29 Sheet1.E30:Sheet1.E3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8cm" svg:height="5cm" svg:x="16.001cm" svg:y="35.4cm">
            <draw:object draw:notify-on-update-of-ranges="Sheet1.A80:Sheet1.A87 Sheet1.B79:Sheet1.B79 Sheet1.B80:Sheet1.B87 Sheet1.A80:Sheet1.A87 Sheet1.C79:Sheet1.C79 Sheet1.C80:Sheet1.C87 Sheet1.A80:Sheet1.A87 Sheet1.D79:Sheet1.D79 Sheet1.D80:Sheet1.D8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8cm" svg:height="5cm" svg:x="15.039cm" svg:y="41.102cm">
            <draw:object draw:notify-on-update-of-ranges="Sheet1.B92:Sheet1.D92 Sheet1.A93:Sheet1.A93 Sheet1.B93:Sheet1.D93 Sheet1.A94:Sheet1.A94 Sheet1.B94:Sheet1.D9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8cm" svg:height="5cm" svg:x="14.755cm" svg:y="55.036cm">
            <draw:object draw:notify-on-update-of-ranges="Sheet1.B123:Sheet1.D123 Sheet1.A124:Sheet1.A124 Sheet1.B124:Sheet1.D124 Sheet1.A125:Sheet1.A125 Sheet1.B125:Sheet1.D125 Sheet1.A126:Sheet1.A126 Sheet1.B126:Sheet1.D1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Times hardwar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ntel i5</text:p>
          </table:table-cell>
          <table:table-cell table:style-name="ce1" office:value-type="string" calcext:value-type="string">
            <text:p>Raspberry 2</text:p>
          </table:table-cell>
          <table:table-cell table:style-name="ce1" office:value-type="string" calcext:value-type="string">
            <text:p>Raspberry 1</text:p>
          </table:table-cell>
          <table:table-cell table:style-name="ce1" office:value-type="string" calcext:value-type="string">
            <text:p>m3.l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355" calcext:value-type="float">
            <text:p>0.35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ltimate</text:p>
          </table:table-cell>
          <table:table-cell office:value-type="float" office:value="0.211" calcext:value-type="float">
            <text:p>0.21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1" calcext:value-type="float">
            <text:p>0.561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2.796" calcext:value-type="float">
            <text:p>2.796</text:p>
          </table:table-cell>
          <table:table-cell office:value-type="float" office:value="4.08" calcext:value-type="float">
            <text:p>4.08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get&amp;add</text:p>
          </table:table-cell>
          <table:table-cell office:value-type="float" office:value="1.022" calcext:value-type="float">
            <text:p>1.022</text:p>
          </table:table-cell>
          <table:table-cell office:value-type="float" office:value="2.447" calcext:value-type="float">
            <text:p>2.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2.736" calcext:value-type="float">
            <text:p>2.736</text:p>
          </table:table-cell>
          <table:table-cell office:value-type="float" office:value="4.565" calcext:value-type="float">
            <text:p>4.565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string" calcext:value-type="string">
            <text:p>get&amp;set</text:p>
          </table:table-cell>
          <table:table-cell office:value-type="float" office:value="1.36" calcext:value-type="float">
            <text:p>1.36</text:p>
          </table:table-cell>
          <table:table-cell office:value-type="float" office:value="2.819" calcext:value-type="float">
            <text:p>2.819</text:p>
          </table:table-cell>
          <table:table-cell office:value-type="float" office:value="3.076" calcext:value-type="float">
            <text:p>3.07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53" calcext:value-type="float">
            <text:p>3.53</text:p>
          </table:table-cell>
          <table:table-cell office:value-type="float" office:value="1.986" calcext:value-type="float">
            <text:p>1.986</text:p>
          </table:table-cell>
          <table:table-cell office:value-type="float" office:value="3.741" calcext:value-type="float">
            <text:p>3.741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53" calcext:value-type="float">
            <text:p>3.53</text:p>
          </table:table-cell>
          <table:table-cell office:value-type="float" office:value="0.896" calcext:value-type="float">
            <text:p>0.8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736" calcext:value-type="float">
            <text:p>2.736</text:p>
          </table:table-cell>
          <table:table-cell office:value-type="float" office:value="2.601" calcext:value-type="float">
            <text:p>2.601</text:p>
          </table:table-cell>
          <table:table-cell office:value-type="float" office:value="1.348" calcext:value-type="float">
            <text:p>1.348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796" calcext:value-type="float">
            <text:p>2.796</text:p>
          </table:table-cell>
          <table:table-cell office:value-type="float" office:value="2.744" calcext:value-type="float">
            <text:p>2.744</text:p>
          </table:table-cell>
          <table:table-cell office:value-type="float" office:value="1.621" calcext:value-type="float">
            <text:p>1.621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6" calcext:value-type="float">
            <text:p>1.986</text:p>
          </table:table-cell>
          <table:table-cell office:value-type="float" office:value="2.048" calcext:value-type="float">
            <text:p>2.048</text:p>
          </table:table-cell>
          <table:table-cell office:value-type="float" office:value="1.514" calcext:value-type="float">
            <text:p>1.514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string" calcext:value-type="string">
            <text:p>Raspberry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4.565" calcext:value-type="float">
            <text:p>4.565</text:p>
          </table:table-cell>
          <table:table-cell office:value-type="float" office:value="4.464" calcext:value-type="float">
            <text:p>4.464</text:p>
          </table:table-cell>
          <table:table-cell office:value-type="float" office:value="3.788" calcext:value-type="float">
            <text:p>3.788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4.08" calcext:value-type="float">
            <text:p>4.08</text:p>
          </table:table-cell>
          <table:table-cell office:value-type="float" office:value="4.093" calcext:value-type="float">
            <text:p>4.093</text:p>
          </table:table-cell>
          <table:table-cell office:value-type="float" office:value="3.62" calcext:value-type="float">
            <text:p>3.62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741" calcext:value-type="float">
            <text:p>3.741</text:p>
          </table:table-cell>
          <table:table-cell office:value-type="float" office:value="3.958" calcext:value-type="float">
            <text:p>3.958</text:p>
          </table:table-cell>
          <table:table-cell office:value-type="float" office:value="4.247" calcext:value-type="float">
            <text:p>4.247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 calcext:value-type="string">
            <text:p>m3.lar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161" calcext:value-type="float">
            <text:p>1.16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569" calcext:value-type="float">
            <text:p>0.569</text:p>
          </table:table-cell>
          <table:table-cell office:value-type="float" office:value="0.338" calcext:value-type="float">
            <text:p>0.33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0.566" calcext:value-type="float">
            <text:p>0.566</text:p>
          </table:table-cell>
          <table:table-cell office:value-type="float" office:value="0.341" calcext:value-type="float">
            <text:p>0.34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1" office:value-type="string" calcext:value-type="string">
            <text:p>Array l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dding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" calcext:value-type="float">
            <text:p>0.857</text:p>
          </table:table-cell>
          <table:table-cell office:value-type="float" office:value="1.232" calcext:value-type="float">
            <text:p>1.232</text:p>
          </table:table-cell>
          <table:table-cell office:value-type="float" office:value="2.202" calcext:value-type="float">
            <text:p>2.2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6" calcext:value-type="float">
            <text:p>0.816</text:p>
          </table:table-cell>
          <table:table-cell office:value-type="float" office:value="1.23" calcext:value-type="float">
            <text:p>1.23</text:p>
          </table:table-cell>
          <table:table-cell office:value-type="float" office:value="2.167" calcext:value-type="float">
            <text:p>2.1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9" calcext:value-type="float">
            <text:p>0.949</text:p>
          </table:table-cell>
          <table:table-cell office:value-type="float" office:value="3.012" calcext:value-type="float">
            <text:p>3.012</text:p>
          </table:table-cell>
          <table:table-cell office:value-type="float" office:value="2.227" calcext:value-type="float">
            <text:p>2.2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2" calcext:value-type="float">
            <text:p>0.952</text:p>
          </table:table-cell>
          <table:table-cell office:value-type="float" office:value="3.609" calcext:value-type="float">
            <text:p>3.609</text:p>
          </table:table-cell>
          <table:table-cell office:value-type="float" office:value="2.208" calcext:value-type="float">
            <text:p>2.2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5" calcext:value-type="float">
            <text:p>0.875</text:p>
          </table:table-cell>
          <table:table-cell office:value-type="float" office:value="3.313" calcext:value-type="float">
            <text:p>3.313</text:p>
          </table:table-cell>
          <table:table-cell office:value-type="float" office:value="2.204" calcext:value-type="float">
            <text:p>2.2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46" calcext:value-type="float">
            <text:p>0.846</text:p>
          </table:table-cell>
          <table:table-cell office:value-type="float" office:value="2.646" calcext:value-type="float">
            <text:p>2.646</text:p>
          </table:table-cell>
          <table:table-cell office:value-type="float" office:value="1.573" calcext:value-type="float">
            <text:p>1.57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11" calcext:value-type="float">
            <text:p>0.811</text:p>
          </table:table-cell>
          <table:table-cell office:value-type="float" office:value="1.905" calcext:value-type="float">
            <text:p>1.905</text:p>
          </table:table-cell>
          <table:table-cell office:value-type="float" office:value="1.481" calcext:value-type="float">
            <text:p>1.48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08" calcext:value-type="float">
            <text:p>0.908</text:p>
          </table:table-cell>
          <table:table-cell office:value-type="float" office:value="1.745" calcext:value-type="float">
            <text:p>1.745</text:p>
          </table:table-cell>
          <table:table-cell office:value-type="float" office:value="1.486" calcext:value-type="float">
            <text:p>1.486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/>
        </table:table-row>
        <table:table-row table:style-name="ro1">
          <table:table-cell table:style-name="ce1" office:value-type="string" calcext:value-type="string">
            <text:p>TICKET</text:p>
          </table:table-cell>
          <table:table-cell office:value-type="float" office:value="1.066" calcext:value-type="float">
            <text:p>1.066</text:p>
          </table:table-cell>
          <table:table-cell office:value-type="float" office:value="3.542" calcext:value-type="float">
            <text:p>3.542</text:p>
          </table:table-cell>
          <table:table-cell office:value-type="float" office:value="2.063" calcext:value-type="float">
            <text:p>2.063</text:p>
          </table:table-cell>
          <table:table-cell/>
        </table:table-row>
        <table:table-row table:style-name="ro1">
          <table:table-cell table:style-name="ce1" office:value-type="string" calcext:value-type="string">
            <text:p>ALOCK</text:p>
          </table:table-cell>
          <table:table-cell table:formula="of:=[.B81]" office:value-type="float" office:value="0.816" calcext:value-type="float">
            <text:p>0.816</text:p>
          </table:table-cell>
          <table:table-cell table:formula="of:=[.C81]" office:value-type="float" office:value="1.23" calcext:value-type="float">
            <text:p>1.23</text:p>
          </table:table-cell>
          <table:table-cell table:formula="of:=[.D86]" office:value-type="float" office:value="1.481" calcext:value-type="float">
            <text:p>1.481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/>
        </table:table-row>
        <table:table-row table:style-name="ro1">
          <table:table-cell table:style-name="ce1" office:value-type="string" calcext:value-type="string">
            <text:p>TICKET</text:p>
          </table:table-cell>
          <table:table-cell office:value-type="float" office:value="1.066" calcext:value-type="float">
            <text:p>1.066</text:p>
          </table:table-cell>
          <table:table-cell office:value-type="float" office:value="3.542" calcext:value-type="float">
            <text:p>3.542</text:p>
          </table:table-cell>
          <table:table-cell office:value-type="float" office:value="2.063" calcext:value-type="float">
            <text:p>2.063</text:p>
          </table:table-cell>
          <table:table-cell/>
        </table:table-row>
        <table:table-row table:style-name="ro1">
          <table:table-cell table:style-name="ce1" office:value-type="string" calcext:value-type="string">
            <text:p>ALOCK</text:p>
          </table:table-cell>
          <table:table-cell table:formula="of:=[.B94]" office:value-type="float" office:value="0.816" calcext:value-type="float">
            <text:p>0.816</text:p>
          </table:table-cell>
          <table:table-cell table:formula="of:=[.C94]" office:value-type="float" office:value="1.23" calcext:value-type="float">
            <text:p>1.23</text:p>
          </table:table-cell>
          <table:table-cell table:formula="of:=[.D94]" office:value-type="float" office:value="1.481" calcext:value-type="float">
            <text:p>1.481</text:p>
          </table:table-cell>
          <table:table-cell/>
        </table:table-row>
        <table:table-row table:style-name="ro1">
          <table:table-cell table:style-name="ce1" office:value-type="string" calcext:value-type="string">
            <text:p>MCS</text:p>
          </table:table-cell>
          <table:table-cell office:value-type="float" office:value="0.888" calcext:value-type="float">
            <text:p>0.888</text:p>
          </table:table-cell>
          <table:table-cell office:value-type="float" office:value="1.608" calcext:value-type="float">
            <text:p>1.608</text:p>
          </table:table-cell>
          <table:table-cell office:value-type="float" office:value="1.443" calcext:value-type="float">
            <text:p>1.443</text:p>
          </table:table-cell>
          <table:table-cell/>
        </table:table-row>
        <table:table-row table:style-name="ro1">
          <table:table-cell table:style-name="ce1" office:value-type="string" calcext:value-type="string">
            <text:p>CLH</text:p>
          </table:table-cell>
          <table:table-cell office:value-type="float" office:value="0.865" calcext:value-type="float">
            <text:p>0.865</text:p>
          </table:table-cell>
          <table:table-cell office:value-type="float" office:value="2.336" calcext:value-type="float">
            <text:p>2.336</text:p>
          </table:table-cell>
          <table:table-cell office:value-type="float" office:value="1.504" calcext:value-type="float">
            <text:p>1.504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>
            <text:p>+ sched_yield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/>
        </table:table-row>
        <table:table-row table:style-name="ro1">
          <table:table-cell table:style-name="ce1" office:value-type="string" calcext:value-type="string">
            <text:p>TICKET</text:p>
          </table:table-cell>
          <table:table-cell office:value-type="float" office:value="2.623" calcext:value-type="float">
            <text:p>2.623</text:p>
          </table:table-cell>
          <table:table-cell office:value-type="float" office:value="2.768" calcext:value-type="float">
            <text:p>2.768</text:p>
          </table:table-cell>
          <table:table-cell office:value-type="float" office:value="7.458" calcext:value-type="float">
            <text:p>7.458</text:p>
          </table:table-cell>
          <table:table-cell/>
        </table:table-row>
        <table:table-row table:style-name="ro1">
          <table:table-cell table:style-name="ce1" office:value-type="string" calcext:value-type="string">
            <text:p>MCS</text:p>
          </table:table-cell>
          <table:table-cell office:value-type="float" office:value="2.521" calcext:value-type="float">
            <text:p>2.521</text:p>
          </table:table-cell>
          <table:table-cell office:value-type="float" office:value="3.325" calcext:value-type="float">
            <text:p>3.325</text:p>
          </table:table-cell>
          <table:table-cell office:value-type="float" office:value="7.094" calcext:value-type="float">
            <text:p>7.094</text:p>
          </table:table-cell>
          <table:table-cell/>
        </table:table-row>
        <table:table-row table:style-name="ro1">
          <table:table-cell table:style-name="ce1" office:value-type="string" calcext:value-type="string">
            <text:p>CLH</text:p>
          </table:table-cell>
          <table:table-cell office:value-type="float" office:value="2.459" calcext:value-type="float">
            <text:p>2.459</text:p>
          </table:table-cell>
          <table:table-cell office:value-type="float" office:value="3.436" calcext:value-type="float">
            <text:p>3.436</text:p>
          </table:table-cell>
          <table:table-cell office:value-type="float" office:value="8.208" calcext:value-type="float">
            <text:p>8.2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4:15:07.829154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17T04:25:22.045647619</dc:date>
    <dc:creator>Ricardo Galli</dc:creator>
    <meta:editing-duration>P1DT7H32M9S</meta:editing-duration>
    <meta:editing-cycles>39</meta:editing-cycles>
    <meta:generator>LibreOffice/4.3.3.2$Linux_X86_64 LibreOffice_project/430m0$Build-2</meta:generator>
    <meta:document-statistic meta:table-count="1" meta:cell-count="22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454cm" style:legend-expansion="high" chart:style-name="ch2"/>
        <chart:plot-area chart:style-name="ch3" table:cell-range-address="Sheet1.A2:Sheet1.E9" chart:data-source-has-labels="both" svg:x="0.36cm" svg:y="0.1cm" svg:width="14.674cm" svg:height="4.801cm">
          <chartooo:coordinate-region svg:x="0.796cm" svg:y="0.299cm" svg:width="14.238cm" svg:height="3.955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label-cell-address="Sheet1.B2:Sheet1.B2" chart:class="chart:bar">
            <chart:data-point chart:repeated="7"/>
          </chart:series>
          <chart:series chart:style-name="ch8" chart:values-cell-range-address="Sheet1.C3:Sheet1.C9" chart:label-cell-address="Sheet1.C2:Sheet1.C2" chart:class="chart:bar">
            <chart:data-point chart:repeated="7"/>
          </chart:series>
          <chart:series chart:style-name="ch9" chart:values-cell-range-address="Sheet1.D3:Sheet1.D9" chart:label-cell-address="Sheet1.D2:Sheet1.D2" chart:class="chart:bar">
            <chart:data-point chart:repeated="7"/>
          </chart:series>
          <chart:series chart:style-name="ch10" chart:values-cell-range-address="Sheet1.E3:Sheet1.E9" chart:label-cell-address="Sheet1.E2:Sheet1.E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2:Sheet1.B2</svg:desc>
                </draw:g>
              </table:table-cell>
              <table:table-cell office:value-type="string">
                <text:p>Raspberry 2</text:p>
                <draw:g>
                  <svg:desc>Sheet1.C2:Sheet1.C2</svg:desc>
                </draw:g>
              </table:table-cell>
              <table:table-cell office:value-type="string">
                <text:p>Raspberry 1</text:p>
                <draw:g>
                  <svg:desc>Sheet1.D2:Sheet1.D2</svg:desc>
                </draw:g>
              </table:table-cell>
              <table:table-cell office:value-type="string">
                <text:p>m3.larg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A3:Sheet1.A9</svg:desc>
                </draw:g>
              </table:table-cell>
              <table:table-cell office:value-type="float" office:value="0.058">
                <text:p>0.058</text:p>
                <draw:g>
                  <svg:desc>Sheet1.B3:Sheet1.B9</svg:desc>
                </draw:g>
              </table:table-cell>
              <table:table-cell office:value-type="float" office:value="0.121">
                <text:p>0.121</text:p>
                <draw:g>
                  <svg:desc>Sheet1.C3:Sheet1.C9</svg:desc>
                </draw:g>
              </table:table-cell>
              <table:table-cell office:value-type="float" office:value="0.355">
                <text:p>0.355</text:p>
                <draw:g>
                  <svg:desc>Sheet1.D3:Sheet1.D9</svg:desc>
                </draw:g>
              </table:table-cell>
              <table:table-cell office:value-type="float" office:value="0.021">
                <text:p>0.021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0.211">
                <text:p>0.211</text:p>
              </table:table-cell>
              <table:table-cell office:value-type="float" office:value="0.554">
                <text:p>0.554</text:p>
              </table:table-cell>
              <table:table-cell office:value-type="float" office:value="0.561">
                <text:p>0.56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2.796">
                <text:p>2.796</text:p>
              </table:table-cell>
              <table:table-cell office:value-type="float" office:value="4.08">
                <text:p>4.08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get&amp;add</text:p>
              </table:table-cell>
              <table:table-cell office:value-type="float" office:value="1.022">
                <text:p>1.022</text:p>
              </table:table-cell>
              <table:table-cell office:value-type="float" office:value="2.447">
                <text:p>2.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</text:p>
              </table:table-cell>
              <table:table-cell office:value-type="float" office:value="1.41">
                <text:p>1.41</text:p>
              </table:table-cell>
              <table:table-cell office:value-type="float" office:value="2.736">
                <text:p>2.736</text:p>
              </table:table-cell>
              <table:table-cell office:value-type="float" office:value="4.565">
                <text:p>4.565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get&amp;set</text:p>
              </table:table-cell>
              <table:table-cell office:value-type="float" office:value="1.36">
                <text:p>1.36</text:p>
              </table:table-cell>
              <table:table-cell office:value-type="float" office:value="2.819">
                <text:p>2.819</text:p>
              </table:table-cell>
              <table:table-cell office:value-type="float" office:value="3.076">
                <text:p>3.07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53">
                <text:p>3.53</text:p>
              </table:table-cell>
              <table:table-cell office:value-type="float" office:value="1.986">
                <text:p>1.986</text:p>
              </table:table-cell>
              <table:table-cell office:value-type="float" office:value="3.741">
                <text:p>3.741</text:p>
              </table:table-cell>
              <table:table-cell office:value-type="float" office:value="0.566">
                <text:p>0.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952cm" style:legend-expansion="high" chart:style-name="ch2"/>
        <chart:plot-area chart:style-name="ch3" table:cell-range-address="Sheet1.B92:Sheet1.D94 Sheet1.A93:Sheet1.A94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Sheet1.B92:Sheet1.D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3:Sheet1.D93" chart:label-cell-address="Sheet1.A93:Sheet1.A93" chart:class="chart:bar">
            <chart:data-point chart:repeated="3"/>
          </chart:series>
          <chart:series chart:style-name="ch8" chart:values-cell-range-address="Sheet1.B94:Sheet1.D94" chart:label-cell-address="Sheet1.A94:Sheet1.A9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92:Sheet1.D92</svg:desc>
                </draw:g>
              </table:table-cell>
              <table:table-cell office:value-type="string">
                <text:p>Intel Quad</text:p>
              </table:table-cell>
              <table:table-cell office:value-type="string">
                <text:p>Raspberry 2</text:p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93:Sheet1.A93</svg:desc>
                </draw:g>
              </table:table-cell>
              <table:table-cell office:value-type="float" office:value="1.066">
                <text:p>1.066</text:p>
                <draw:g>
                  <svg:desc>Sheet1.B93:Sheet1.D93</svg:desc>
                </draw:g>
              </table:table-cell>
              <table:table-cell office:value-type="float" office:value="3.542">
                <text:p>3.542</text:p>
              </table:table-cell>
              <table:table-cell office:value-type="float" office:value="2.063">
                <text:p>2.063</text:p>
              </table:table-cell>
            </table:table-row>
            <table:table-row>
              <table:table-cell office:value-type="string">
                <text:p>ALOCK</text:p>
                <draw:g>
                  <svg:desc>Sheet1.A94:Sheet1.A94</svg:desc>
                </draw:g>
              </table:table-cell>
              <table:table-cell office:value-type="float" office:value="0.816">
                <text:p>0.816</text:p>
                <draw:g>
                  <svg:desc>Sheet1.B94:Sheet1.D94</svg:desc>
                </draw:g>
              </table:table-cell>
              <table:table-cell office:value-type="float" office:value="1.23">
                <text:p>1.23</text:p>
              </table:table-cell>
              <table:table-cell office:value-type="float" office:value="1.481">
                <text:p>1.4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19:Sheet1.E21 Sheet1.B18:Sheet1.E18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Sheet1.A19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1" chart:label-cell-address="Sheet1.B18:Sheet1.B18" chart:class="chart:bar">
            <chart:data-point chart:repeated="3"/>
          </chart:series>
          <chart:series chart:style-name="ch8" chart:values-cell-range-address="Sheet1.C19:Sheet1.C21" chart:label-cell-address="Sheet1.C18:Sheet1.C18" chart:class="chart:bar">
            <chart:data-point chart:repeated="3"/>
          </chart:series>
          <chart:series chart:style-name="ch9" chart:values-cell-range-address="Sheet1.D19:Sheet1.D21" chart:label-cell-address="Sheet1.D18:Sheet1.D18" chart:class="chart:bar">
            <chart:data-point chart:repeated="3"/>
          </chart:series>
          <chart:series chart:style-name="ch10" chart:values-cell-range-address="Sheet1.E19:Sheet1.E21" chart:label-cell-address="Sheet1.E18:Sheet1.E1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18:Sheet1.B18</svg:desc>
                </draw:g>
              </table:table-cell>
              <table:table-cell office:value-type="string">
                <text:p>test</text:p>
                <draw:g>
                  <svg:desc>Sheet1.C18:Sheet1.C18</svg:desc>
                </draw:g>
              </table:table-cell>
              <table:table-cell office:value-type="string">
                <text:p>yield</text:p>
                <draw:g>
                  <svg:desc>Sheet1.D18:Sheet1.D18</svg:desc>
                </draw:g>
              </table:table-cell>
              <table:table-cell office:value-type="string">
                <text:p>backoff</text:p>
                <draw:g>
                  <svg:desc>Sheet1.E18:Sheet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19:Sheet1.A21</svg:desc>
                </draw:g>
              </table:table-cell>
              <table:table-cell office:value-type="float" office:value="1.41">
                <text:p>1.41</text:p>
                <draw:g>
                  <svg:desc>Sheet1.B19:Sheet1.B21</svg:desc>
                </draw:g>
              </table:table-cell>
              <table:table-cell office:value-type="float" office:value="0.667">
                <text:p>0.667</text:p>
                <draw:g>
                  <svg:desc>Sheet1.C19:Sheet1.C21</svg:desc>
                </draw:g>
              </table:table-cell>
              <table:table-cell office:value-type="float" office:value="0.242">
                <text:p>0.242</text:p>
                <draw:g>
                  <svg:desc>Sheet1.D19:Sheet1.D21</svg:desc>
                </draw:g>
              </table:table-cell>
              <table:table-cell office:value-type="float" office:value="0.261">
                <text:p>0.261</text:p>
                <draw:g>
                  <svg:desc>Sheet1.E19:Sheet1.E21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0.761">
                <text:p>0.761</text:p>
              </table:table-cell>
              <table:table-cell office:value-type="float" office:value="0.273">
                <text:p>0.273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53">
                <text:p>3.53</text:p>
              </table:table-cell>
              <table:table-cell office:value-type="float" office:value="0.896">
                <text:p>0.896</text:p>
              </table:table-cell>
              <table:table-cell office:value-type="float" office:value="0.241">
                <text:p>0.241</text:p>
              </table:table-cell>
              <table:table-cell office:value-type="float" office:value="0.305">
                <text:p>0.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42:Sheet1.E44 Sheet1.B41:Sheet1.E41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Sheet1.A42:Sheet1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2:Sheet1.B44" chart:label-cell-address="Sheet1.B41:Sheet1.B41" chart:class="chart:bar">
            <chart:data-point chart:repeated="3"/>
          </chart:series>
          <chart:series chart:style-name="ch8" chart:values-cell-range-address="Sheet1.C42:Sheet1.C44" chart:label-cell-address="Sheet1.C41:Sheet1.C41" chart:class="chart:bar">
            <chart:data-point chart:repeated="3"/>
          </chart:series>
          <chart:series chart:style-name="ch9" chart:values-cell-range-address="Sheet1.D42:Sheet1.D44" chart:label-cell-address="Sheet1.D41:Sheet1.D41" chart:class="chart:bar">
            <chart:data-point chart:repeated="3"/>
          </chart:series>
          <chart:series chart:style-name="ch10" chart:values-cell-range-address="Sheet1.E42:Sheet1.E44" chart:label-cell-address="Sheet1.E41:Sheet1.E4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41:Sheet1.B41</svg:desc>
                </draw:g>
              </table:table-cell>
              <table:table-cell office:value-type="string">
                <text:p>test</text:p>
                <draw:g>
                  <svg:desc>Sheet1.C41:Sheet1.C41</svg:desc>
                </draw:g>
              </table:table-cell>
              <table:table-cell office:value-type="string">
                <text:p>yield</text:p>
                <draw:g>
                  <svg:desc>Sheet1.D41:Sheet1.D41</svg:desc>
                </draw:g>
              </table:table-cell>
              <table:table-cell office:value-type="string">
                <text:p>backoff</text:p>
                <draw:g>
                  <svg:desc>Sheet1.E41:Sheet1.E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42:Sheet1.A44</svg:desc>
                </draw:g>
              </table:table-cell>
              <table:table-cell office:value-type="float" office:value="2.736">
                <text:p>2.736</text:p>
                <draw:g>
                  <svg:desc>Sheet1.B42:Sheet1.B44</svg:desc>
                </draw:g>
              </table:table-cell>
              <table:table-cell office:value-type="float" office:value="2.601">
                <text:p>2.601</text:p>
                <draw:g>
                  <svg:desc>Sheet1.C42:Sheet1.C44</svg:desc>
                </draw:g>
              </table:table-cell>
              <table:table-cell office:value-type="float" office:value="1.348">
                <text:p>1.348</text:p>
                <draw:g>
                  <svg:desc>Sheet1.D42:Sheet1.D44</svg:desc>
                </draw:g>
              </table:table-cell>
              <table:table-cell office:value-type="float" office:value="1.266">
                <text:p>1.266</text:p>
                <draw:g>
                  <svg:desc>Sheet1.E42:Sheet1.E4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796">
                <text:p>2.796</text:p>
              </table:table-cell>
              <table:table-cell office:value-type="float" office:value="2.744">
                <text:p>2.744</text:p>
              </table:table-cell>
              <table:table-cell office:value-type="float" office:value="1.621">
                <text:p>1.621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6">
                <text:p>1.986</text:p>
              </table:table-cell>
              <table:table-cell office:value-type="float" office:value="2.048">
                <text:p>2.048</text:p>
              </table:table-cell>
              <table:table-cell office:value-type="float" office:value="1.514">
                <text:p>1.514</text:p>
              </table:table-cell>
              <table:table-cell office:value-type="float" office:value="1.403">
                <text:p>1.4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54:Sheet1.E56 Sheet1.B53:Sheet1.E53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Sheet1.A54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4:Sheet1.B56" chart:label-cell-address="Sheet1.B53:Sheet1.B53" chart:class="chart:bar">
            <chart:data-point chart:repeated="3"/>
          </chart:series>
          <chart:series chart:style-name="ch8" chart:values-cell-range-address="Sheet1.C54:Sheet1.C56" chart:label-cell-address="Sheet1.C53:Sheet1.C53" chart:class="chart:bar">
            <chart:data-point chart:repeated="3"/>
          </chart:series>
          <chart:series chart:style-name="ch9" chart:values-cell-range-address="Sheet1.D54:Sheet1.D56" chart:label-cell-address="Sheet1.D53:Sheet1.D53" chart:class="chart:bar">
            <chart:data-point chart:repeated="3"/>
          </chart:series>
          <chart:series chart:style-name="ch10" chart:values-cell-range-address="Sheet1.E54:Sheet1.E56" chart:label-cell-address="Sheet1.E53:Sheet1.E5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53:Sheet1.B53</svg:desc>
                </draw:g>
              </table:table-cell>
              <table:table-cell office:value-type="string">
                <text:p>test</text:p>
                <draw:g>
                  <svg:desc>Sheet1.C53:Sheet1.C53</svg:desc>
                </draw:g>
              </table:table-cell>
              <table:table-cell office:value-type="string">
                <text:p>yield</text:p>
                <draw:g>
                  <svg:desc>Sheet1.D53:Sheet1.D53</svg:desc>
                </draw:g>
              </table:table-cell>
              <table:table-cell office:value-type="string">
                <text:p>backoff</text:p>
                <draw:g>
                  <svg:desc>Sheet1.E53:Sheet1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54:Sheet1.A56</svg:desc>
                </draw:g>
              </table:table-cell>
              <table:table-cell office:value-type="float" office:value="4.565">
                <text:p>4.565</text:p>
                <draw:g>
                  <svg:desc>Sheet1.B54:Sheet1.B56</svg:desc>
                </draw:g>
              </table:table-cell>
              <table:table-cell office:value-type="float" office:value="4.464">
                <text:p>4.464</text:p>
                <draw:g>
                  <svg:desc>Sheet1.C54:Sheet1.C56</svg:desc>
                </draw:g>
              </table:table-cell>
              <table:table-cell office:value-type="float" office:value="3.788">
                <text:p>3.788</text:p>
                <draw:g>
                  <svg:desc>Sheet1.D54:Sheet1.D56</svg:desc>
                </draw:g>
              </table:table-cell>
              <table:table-cell office:value-type="float" office:value="2.336">
                <text:p>2.336</text:p>
                <draw:g>
                  <svg:desc>Sheet1.E54:Sheet1.E56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4.08">
                <text:p>4.08</text:p>
              </table:table-cell>
              <table:table-cell office:value-type="float" office:value="4.093">
                <text:p>4.093</text:p>
              </table:table-cell>
              <table:table-cell office:value-type="float" office:value="3.62">
                <text:p>3.62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741">
                <text:p>3.741</text:p>
              </table:table-cell>
              <table:table-cell office:value-type="float" office:value="3.958">
                <text:p>3.958</text:p>
              </table:table-cell>
              <table:table-cell office:value-type="float" office:value="4.247">
                <text:p>4.247</text:p>
              </table:table-cell>
              <table:table-cell office:value-type="float" office:value="2.244">
                <text:p>2.2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703cm" style:legend-expansion="high" chart:style-name="ch2"/>
        <chart:plot-area chart:style-name="ch3" table:cell-range-address="Sheet1.B123:Sheet1.D126 Sheet1.A124:Sheet1.A126" chart:data-source-has-labels="both" svg:x="0.36cm" svg:y="0.1cm" svg:width="15.282cm" svg:height="4.801cm">
          <chartooo:coordinate-region svg:x="0.902cm" svg:y="0.299cm" svg:width="14.661cm" svg:height="3.955cm"/>
          <chart:axis chart:dimension="x" chart:name="primary-x" chart:style-name="ch4" chartooo:axis-type="auto">
            <chartooo:date-scale/>
            <chart:categories table:cell-range-address="Sheet1.B123:Sheet1.D1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4:Sheet1.D124" chart:label-cell-address="Sheet1.A124:Sheet1.A124" chart:class="chart:bar">
            <chart:data-point chart:repeated="3"/>
          </chart:series>
          <chart:series chart:style-name="ch8" chart:values-cell-range-address="Sheet1.B125:Sheet1.D125" chart:label-cell-address="Sheet1.A125:Sheet1.A125" chart:class="chart:bar">
            <chart:data-point chart:repeated="3"/>
          </chart:series>
          <chart:series chart:style-name="ch9" chart:values-cell-range-address="Sheet1.B126:Sheet1.D126" chart:label-cell-address="Sheet1.A126:Sheet1.A12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123:Sheet1.D123</svg:desc>
                </draw:g>
              </table:table-cell>
              <table:table-cell office:value-type="string">
                <text:p>Intel Quad</text:p>
              </table:table-cell>
              <table:table-cell office:value-type="string">
                <text:p>Raspberry 2</text:p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124:Sheet1.A124</svg:desc>
                </draw:g>
              </table:table-cell>
              <table:table-cell office:value-type="float" office:value="2.623">
                <text:p>2.623</text:p>
                <draw:g>
                  <svg:desc>Sheet1.B124:Sheet1.D124</svg:desc>
                </draw:g>
              </table:table-cell>
              <table:table-cell office:value-type="float" office:value="2.768">
                <text:p>2.768</text:p>
              </table:table-cell>
              <table:table-cell office:value-type="float" office:value="7.458">
                <text:p>7.458</text:p>
              </table:table-cell>
            </table:table-row>
            <table:table-row>
              <table:table-cell office:value-type="string">
                <text:p>MCS</text:p>
                <draw:g>
                  <svg:desc>Sheet1.A125:Sheet1.A125</svg:desc>
                </draw:g>
              </table:table-cell>
              <table:table-cell office:value-type="float" office:value="2.521">
                <text:p>2.521</text:p>
                <draw:g>
                  <svg:desc>Sheet1.B125:Sheet1.D125</svg:desc>
                </draw:g>
              </table:table-cell>
              <table:table-cell office:value-type="float" office:value="3.325">
                <text:p>3.325</text:p>
              </table:table-cell>
              <table:table-cell office:value-type="float" office:value="7.094">
                <text:p>7.094</text:p>
              </table:table-cell>
            </table:table-row>
            <table:table-row>
              <table:table-cell office:value-type="string">
                <text:p>CLH</text:p>
                <draw:g>
                  <svg:desc>Sheet1.A126:Sheet1.A126</svg:desc>
                </draw:g>
              </table:table-cell>
              <table:table-cell office:value-type="float" office:value="2.459">
                <text:p>2.459</text:p>
                <draw:g>
                  <svg:desc>Sheet1.B126:Sheet1.D126</svg:desc>
                </draw:g>
              </table:table-cell>
              <table:table-cell office:value-type="float" office:value="3.436">
                <text:p>3.436</text:p>
              </table:table-cell>
              <table:table-cell office:value-type="float" office:value="8.208">
                <text:p>8.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Sheet1.B107:Sheet1.D112 Sheet1.A109:Sheet1.A112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Sheet1.B107:Sheet1.D10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9:Sheet1.D109" chart:label-cell-address="Sheet1.A109:Sheet1.A109" chart:class="chart:bar">
            <chart:data-point chart:repeated="3"/>
          </chart:series>
          <chart:series chart:style-name="ch8" chart:values-cell-range-address="Sheet1.B110:Sheet1.D110" chart:label-cell-address="Sheet1.A110:Sheet1.A110" chart:class="chart:bar">
            <chart:data-point chart:repeated="3"/>
          </chart:series>
          <chart:series chart:style-name="ch9" chart:values-cell-range-address="Sheet1.B111:Sheet1.D111" chart:label-cell-address="Sheet1.A111:Sheet1.A111" chart:class="chart:bar">
            <chart:data-point chart:repeated="3"/>
          </chart:series>
          <chart:series chart:style-name="ch10" chart:values-cell-range-address="Sheet1.B112:Sheet1.D112" chart:label-cell-address="Sheet1.A112:Sheet1.A11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Sheet1.A109:Sheet1.A109</svg:desc>
                </draw:g>
              </table:table-cell>
              <table:table-cell office:value-type="string">
                <text:p>ALOCK</text:p>
                <draw:g>
                  <svg:desc>Sheet1.A110:Sheet1.A110</svg:desc>
                </draw:g>
              </table:table-cell>
              <table:table-cell office:value-type="string">
                <text:p>MCS</text:p>
                <draw:g>
                  <svg:desc>Sheet1.A111:Sheet1.A111</svg:desc>
                </draw:g>
              </table:table-cell>
              <table:table-cell office:value-type="string">
                <text:p>CLH</text:p>
                <draw:g>
                  <svg:desc>Sheet1.A112:Sheet1.A1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B107:Sheet1.D108</svg:desc>
                </draw:g>
              </table:table-cell>
              <table:table-cell office:value-type="float" office:value="1.066">
                <text:p>1.066</text:p>
                <draw:g>
                  <svg:desc>Sheet1.B109:Sheet1.D109</svg:desc>
                </draw:g>
              </table:table-cell>
              <table:table-cell office:value-type="float" office:value="0.816">
                <text:p>0.816</text:p>
                <draw:g>
                  <svg:desc>Sheet1.B110:Sheet1.D110</svg:desc>
                </draw:g>
              </table:table-cell>
              <table:table-cell office:value-type="float" office:value="0.888">
                <text:p>0.888</text:p>
                <draw:g>
                  <svg:desc>Sheet1.B111:Sheet1.D111</svg:desc>
                </draw:g>
              </table:table-cell>
              <table:table-cell office:value-type="float" office:value="0.865">
                <text:p>0.865</text:p>
                <draw:g>
                  <svg:desc>Sheet1.B112:Sheet1.D112</svg:desc>
                </draw:g>
              </table:table-cell>
            </table:table-row>
            <table:table-row>
              <table:table-cell office:value-type="string">
                <text:p>ALOCK</text:p>
              </table:table-cell>
              <table:table-cell office:value-type="float" office:value="3.542">
                <text:p>3.542</text:p>
              </table:table-cell>
              <table:table-cell office:value-type="float" office:value="1.23">
                <text:p>1.23</text:p>
              </table:table-cell>
              <table:table-cell office:value-type="float" office:value="1.608">
                <text:p>1.608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string">
                <text:p>MCS</text:p>
              </table:table-cell>
              <table:table-cell office:value-type="float" office:value="2.063">
                <text:p>2.063</text:p>
              </table:table-cell>
              <table:table-cell office:value-type="float" office:value="1.481">
                <text:p>1.481</text:p>
              </table:table-cell>
              <table:table-cell office:value-type="float" office:value="1.443">
                <text:p>1.443</text:p>
              </table:table-cell>
              <table:table-cell office:value-type="float" office:value="1.504">
                <text:p>1.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65:Sheet1.E67 Sheet1.B64:Sheet1.E64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Sheet1.A65:Sheet1.A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5:Sheet1.B67" chart:label-cell-address="Sheet1.B64:Sheet1.B64" chart:class="chart:bar">
            <chart:data-point chart:repeated="3"/>
          </chart:series>
          <chart:series chart:style-name="ch8" chart:values-cell-range-address="Sheet1.C65:Sheet1.C67" chart:label-cell-address="Sheet1.C64:Sheet1.C64" chart:class="chart:bar">
            <chart:data-point chart:repeated="3"/>
          </chart:series>
          <chart:series chart:style-name="ch9" chart:values-cell-range-address="Sheet1.D65:Sheet1.D67" chart:label-cell-address="Sheet1.D64:Sheet1.D64" chart:class="chart:bar">
            <chart:data-point chart:repeated="3"/>
          </chart:series>
          <chart:series chart:style-name="ch10" chart:values-cell-range-address="Sheet1.E65:Sheet1.E67" chart:label-cell-address="Sheet1.E64:Sheet1.E6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64:Sheet1.B64</svg:desc>
                </draw:g>
              </table:table-cell>
              <table:table-cell office:value-type="string">
                <text:p>test</text:p>
                <draw:g>
                  <svg:desc>Sheet1.C64:Sheet1.C64</svg:desc>
                </draw:g>
              </table:table-cell>
              <table:table-cell office:value-type="string">
                <text:p>yield</text:p>
                <draw:g>
                  <svg:desc>Sheet1.D64:Sheet1.D64</svg:desc>
                </draw:g>
              </table:table-cell>
              <table:table-cell office:value-type="string">
                <text:p>backoff</text:p>
                <draw:g>
                  <svg:desc>Sheet1.E64:Sheet1.E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65:Sheet1.A67</svg:desc>
                </draw:g>
              </table:table-cell>
              <table:table-cell office:value-type="float" office:value="1.161">
                <text:p>1.161</text:p>
                <draw:g>
                  <svg:desc>Sheet1.B65:Sheet1.B67</svg:desc>
                </draw:g>
              </table:table-cell>
              <table:table-cell office:value-type="float" office:value="0.308">
                <text:p>0.308</text:p>
                <draw:g>
                  <svg:desc>Sheet1.C65:Sheet1.C67</svg:desc>
                </draw:g>
              </table:table-cell>
              <table:table-cell office:value-type="float" office:value="0.145">
                <text:p>0.145</text:p>
                <draw:g>
                  <svg:desc>Sheet1.D65:Sheet1.D67</svg:desc>
                </draw:g>
              </table:table-cell>
              <table:table-cell office:value-type="float" office:value="0.142">
                <text:p>0.142</text:p>
                <draw:g>
                  <svg:desc>Sheet1.E65:Sheet1.E67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569">
                <text:p>0.569</text:p>
              </table:table-cell>
              <table:table-cell office:value-type="float" office:value="0.338">
                <text:p>0.338</text:p>
              </table:table-cell>
              <table:table-cell office:value-type="float" office:value="0.154">
                <text:p>0.15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0.566">
                <text:p>0.566</text:p>
              </table:table-cell>
              <table:table-cell office:value-type="float" office:value="0.341">
                <text:p>0.341</text:p>
              </table:table-cell>
              <table:table-cell office:value-type="float" office:value="0.153">
                <text:p>0.153</text:p>
              </table:table-cell>
              <table:table-cell office:value-type="float" office:value="0.131">
                <text:p>0.1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Sheet1.A30:Sheet1.E32 Sheet1.B28:Sheet1.E29" chart:data-source-has-labels="both" svg:x="0.36cm" svg:y="0.1cm" svg:width="15.309cm" svg:height="4.801cm">
          <chartooo:coordinate-region svg:x="0.796cm" svg:y="0.299cm" svg:width="14.873cm" svg:height="3.955cm"/>
          <chart:axis chart:dimension="x" chart:name="primary-x" chart:style-name="ch4" chartooo:axis-type="auto">
            <chartooo:date-scale/>
            <chart:categories table:cell-range-address="Sheet1.A30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2" chart:label-cell-address="Sheet1.B28:Sheet1.B29" chart:class="chart:bar">
            <chart:data-point chart:repeated="3"/>
          </chart:series>
          <chart:series chart:style-name="ch8" chart:values-cell-range-address="Sheet1.C30:Sheet1.C32" chart:label-cell-address="Sheet1.C28:Sheet1.C29" chart:class="chart:bar">
            <chart:data-point chart:repeated="3"/>
          </chart:series>
          <chart:series chart:style-name="ch9" chart:values-cell-range-address="Sheet1.D30:Sheet1.D32" chart:label-cell-address="Sheet1.D28:Sheet1.D29" chart:class="chart:bar">
            <chart:data-point chart:repeated="3"/>
          </chart:series>
          <chart:series chart:style-name="ch10" chart:values-cell-range-address="Sheet1.E30:Sheet1.E32" chart:label-cell-address="Sheet1.E28:Sheet1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Sheet1.B28:Sheet1.B29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Sheet1.C28:Sheet1.C29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Sheet1.D28:Sheet1.D29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Sheet1.E28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30:Sheet1.A32</svg:desc>
                </draw:g>
              </table:table-cell>
              <table:table-cell office:value-type="float" office:value="3.169">
                <text:p>3.169</text:p>
                <draw:g>
                  <svg:desc>Sheet1.B30:Sheet1.B32</svg:desc>
                </draw:g>
              </table:table-cell>
              <table:table-cell office:value-type="float" office:value="3.052">
                <text:p>3.052</text:p>
                <draw:g>
                  <svg:desc>Sheet1.C30:Sheet1.C32</svg:desc>
                </draw:g>
              </table:table-cell>
              <table:table-cell office:value-type="float" office:value="0.577">
                <text:p>0.577</text:p>
                <draw:g>
                  <svg:desc>Sheet1.D30:Sheet1.D32</svg:desc>
                </draw:g>
              </table:table-cell>
              <table:table-cell office:value-type="float" office:value="0.298">
                <text:p>0.298</text:p>
                <draw:g>
                  <svg:desc>Sheet1.E30:Sheet1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minimum="0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scatter" chart:style-name="ch1">
        <chart:legend chart:legend-position="end" svg:x="14.805cm" svg:y="1.703cm" style:legend-expansion="high" chart:style-name="ch2"/>
        <chart:plot-area chart:style-name="ch3" table:cell-range-address="Sheet1.A80:Sheet1.D87 Sheet1.B79:Sheet1.D79" chart:data-source-has-labels="row" svg:x="0.36cm" svg:y="0.1cm" svg:width="14.085cm" svg:height="4.801cm">
          <chartooo:coordinate-region svg:x="1.087cm" svg:y="0.299cm" svg:width="13.078cm" svg:height="3.95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80:Sheet1.B87" chart:label-cell-address="Sheet1.B79:Sheet1.B79" chart:class="chart:scatter">
            <chart:domain table:cell-range-address="Sheet1.A80:Sheet1.A87"/>
            <chart:data-point chart:repeated="8"/>
          </chart:series>
          <chart:series chart:style-name="ch8" chart:values-cell-range-address="Sheet1.C80:Sheet1.C87" chart:label-cell-address="Sheet1.C79:Sheet1.C79" chart:class="chart:scatter">
            <chart:data-point chart:repeated="8"/>
          </chart:series>
          <chart:series chart:style-name="ch9" chart:values-cell-range-address="Sheet1.D80:Sheet1.D87" chart:label-cell-address="Sheet1.D79:Sheet1.D79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l i5</text:p>
                <draw:g>
                  <svg:desc>Sheet1.B79:Sheet1.B79</svg:desc>
                </draw:g>
              </table:table-cell>
              <table:table-cell office:value-type="string">
                <text:p>Intel Quad</text:p>
                <draw:g>
                  <svg:desc>Sheet1.C79:Sheet1.C79</svg:desc>
                </draw:g>
              </table:table-cell>
              <table:table-cell office:value-type="string">
                <text:p>Raspberry 2</text:p>
                <draw:g>
                  <svg:desc>Sheet1.D79:Sheet1.D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0:Sheet1.A87</svg:desc>
                </draw:g>
              </table:table-cell>
              <table:table-cell office:value-type="float" office:value="0.857">
                <text:p>0.857</text:p>
                <draw:g>
                  <svg:desc>Sheet1.B80:Sheet1.B87</svg:desc>
                </draw:g>
              </table:table-cell>
              <table:table-cell office:value-type="float" office:value="1.232">
                <text:p>1.232</text:p>
                <draw:g>
                  <svg:desc>Sheet1.C80:Sheet1.C87</svg:desc>
                </draw:g>
              </table:table-cell>
              <table:table-cell office:value-type="float" office:value="2.202">
                <text:p>2.202</text:p>
                <draw:g>
                  <svg:desc>Sheet1.D80:Sheet1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6">
                <text:p>0.816</text:p>
              </table:table-cell>
              <table:table-cell office:value-type="float" office:value="1.23">
                <text:p>1.23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49">
                <text:p>0.949</text:p>
              </table:table-cell>
              <table:table-cell office:value-type="float" office:value="3.012">
                <text:p>3.012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52">
                <text:p>0.952</text:p>
              </table:table-cell>
              <table:table-cell office:value-type="float" office:value="3.609">
                <text:p>3.609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75">
                <text:p>0.875</text:p>
              </table:table-cell>
              <table:table-cell office:value-type="float" office:value="3.313">
                <text:p>3.313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846">
                <text:p>0.846</text:p>
              </table:table-cell>
              <table:table-cell office:value-type="float" office:value="2.646">
                <text:p>2.646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811">
                <text:p>0.811</text:p>
              </table:table-cell>
              <table:table-cell office:value-type="float" office:value="1.905">
                <text:p>1.905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08">
                <text:p>0.908</text:p>
              </table:table-cell>
              <table:table-cell office:value-type="float" office:value="1.745">
                <text:p>1.745</text:p>
              </table:table-cell>
              <table:table-cell office:value-type="float" office:value="1.486">
                <text:p>1.4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